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_days">
            <text:p>t_days</text:p>
          </table:table-cell>
          <table:table-cell table:style-name="pd1" office:value-type="string" office:value="filter">
            <text:p>filter</text:p>
          </table:table-cell>
          <table:table-cell table:style-name="pd1" office:value-type="string" office:value="AB_mag">
            <text:p>AB_mag</text:p>
          </table:table-cell>
          <table:table-cell table:style-name="pd1" office:value-type="string" office:value="AB_mag_err">
            <text:p>AB_mag_er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32903445623126687">
            <text:p>0.32903445623126687</text:p>
          </table:table-cell>
          <table:table-cell office:value-type="string" office:value="K">
            <text:p>K</text:p>
          </table:table-cell>
          <table:table-cell office:value-type="float" office:value="22.122499845079517">
            <text:p>22.122499845079517</text:p>
          </table:table-cell>
          <table:table-cell office:value-type="float" office:value="0.2676441229231079">
            <text:p>0.2676441229231079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6723357536499337">
            <text:p>0.6723357536499337</text:p>
          </table:table-cell>
          <table:table-cell office:value-type="string" office:value="K">
            <text:p>K</text:p>
          </table:table-cell>
          <table:table-cell office:value-type="float" office:value="21.18923795673866">
            <text:p>21.18923795673866</text:p>
          </table:table-cell>
          <table:table-cell office:value-type="float" office:value="0.14386546637226205">
            <text:p>0.14386546637226205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.0826367338740546">
            <text:p>1.0826367338740546</text:p>
          </table:table-cell>
          <table:table-cell office:value-type="string" office:value="K">
            <text:p>K</text:p>
          </table:table-cell>
          <table:table-cell office:value-type="float" office:value="20.650981132287285">
            <text:p>20.650981132287285</text:p>
          </table:table-cell>
          <table:table-cell office:value-type="float" office:value="0.07372478013552193">
            <text:p>0.0737247801355219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2.2122162910704493">
            <text:p>2.2122162910704493</text:p>
          </table:table-cell>
          <table:table-cell office:value-type="string" office:value="K">
            <text:p>K</text:p>
          </table:table-cell>
          <table:table-cell office:value-type="float" office:value="20.06646934486739">
            <text:p>20.06646934486739</text:p>
          </table:table-cell>
          <table:table-cell office:value-type="float" office:value="0.1637467726649552">
            <text:p>0.163746772664955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5.736152510448679">
            <text:p>5.736152510448679</text:p>
          </table:table-cell>
          <table:table-cell office:value-type="string" office:value="K">
            <text:p>K</text:p>
          </table:table-cell>
          <table:table-cell office:value-type="float" office:value="20.695258829703313">
            <text:p>20.695258829703313</text:p>
          </table:table-cell>
          <table:table-cell office:value-type="float" office:value="0.2840044196246808">
            <text:p>0.2840044196246808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9.23670857187386">
            <text:p>9.23670857187386</text:p>
          </table:table-cell>
          <table:table-cell office:value-type="string" office:value="K">
            <text:p>K</text:p>
          </table:table-cell>
          <table:table-cell office:value-type="float" office:value="22.226879030719175">
            <text:p>22.226879030719175</text:p>
          </table:table-cell>
          <table:table-cell office:value-type="float" office:value="0.16305409242419233">
            <text:p>0.16305409242419233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14.873521072935118">
            <text:p>14.873521072935118</text:p>
          </table:table-cell>
          <table:table-cell office:value-type="string" office:value="K">
            <text:p>K</text:p>
          </table:table-cell>
          <table:table-cell office:value-type="float" office:value="23.67745632264796">
            <text:p>23.67745632264796</text:p>
          </table:table-cell>
          <table:table-cell office:value-type="float" office:value="0.2727908212462339">
            <text:p>0.2727908212462339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8.873918221350976">
            <text:p>18.873918221350976</text:p>
          </table:table-cell>
          <table:table-cell office:value-type="string" office:value="K">
            <text:p>K</text:p>
          </table:table-cell>
          <table:table-cell office:value-type="float" office:value="24.59294201561846">
            <text:p>24.59294201561846</text:p>
          </table:table-cell>
          <table:table-cell office:value-type="float" office:value="0.2708064423185167">
            <text:p>0.2708064423185167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30.39195382313198">
            <text:p>30.39195382313198</text:p>
          </table:table-cell>
          <table:table-cell office:value-type="string" office:value="K">
            <text:p>K</text:p>
          </table:table-cell>
          <table:table-cell office:value-type="float" office:value="26.80518422339308">
            <text:p>26.80518422339308</text:p>
          </table:table-cell>
          <table:table-cell office:value-type="float" office:value="0.1522954997218411">
            <text:p>0.15229549972184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